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dello scultore Alfonso Lombard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1:06:00Z</meta:creation-date>
    <dc:date>2025-11-01T21:07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31" meta:row-count="1" meta:non-whitespace-character-count="28"/>
  </office:meta>
</office:document-meta>
</file>